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2">
      <style:paragraph-properties fo:margin-top="0in" fo:margin-bottom="0in" fo:padding="0.0193in" fo:border="0.0008in solid #d9d9e3"/>
    </style:style>
    <style:style style:name="P4" style:family="paragraph" style:parent-style-name="Text_20_body" style:list-style-name="L3">
      <style:paragraph-properties fo:margin-top="0in" fo:margin-bottom="0in" fo:padding="0.0193in" fo:border="0.0008in solid #d9d9e3"/>
    </style:style>
    <style:style style:name="P5" style:family="paragraph" style:parent-style-name="Text_20_body" style:list-style-name="L4">
      <style:paragraph-properties fo:margin-top="0in" fo:margin-bottom="0in" fo:padding="0.0193in" fo:border="0.0008in solid #d9d9e3"/>
    </style:style>
    <style:style style:name="P6" style:family="paragraph" style:parent-style-name="Text_20_body" style:list-style-name="L5">
      <style:paragraph-properties fo:margin-top="0in" fo:margin-bottom="0in" fo:padding="0.0193in" fo:border="0.0008in solid #d9d9e3"/>
    </style:style>
    <style:style style:name="P7" style:family="paragraph" style:parent-style-name="Text_20_body" style:list-style-name="L6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Text_20_body" style:list-style-name="L6">
      <style:paragraph-properties fo:padding="0.0193in" fo:border="0.0008in solid #d9d9e3"/>
    </style:style>
    <style:style style:name="P15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 обучению</text:p>
      <text:p text:style-name="P1">ChatGPT</text:p>
      <text:p text:style-name="P2">ChatGPT</text:p>
      <text:p text:style-name="P8">Руководство по обучению PHP может включать различные этапы и ресурсы для изучения. Вот общий план, который поможет вам начать:</text:p>
      <text:h text:style-name="P15" text:outline-level="3">Начальные шаги:</text:h>
      <text:list xml:id="list3351979959465279941" text:style-name="L1">
        <text:list-item>
          <text:p text:style-name="P9"><text:span text:style-name="Strong_20_Emphasis">Определите цели:</text:span> Определите, для чего вам нужно изучать PHP (например, веб-разработка, создание приложений и т.д.).</text:p>
        </text:list-item>
        <text:list-item>
          <text:p text:style-name="P9"><text:span text:style-name="Strong_20_Emphasis">Основы языка:</text:span></text:p>
          <text:list>
            <text:list-item>
              <text:p text:style-name="P9">Пройдите базовые уроки по синтаксису, переменным, условиям, циклам и функциям.</text:p>
            </text:list-item>
          </text:list>
        </text:list-item>
      </text:list>
      <text:h text:style-name="P15" text:outline-level="3">Углубленное изучение:</text:h>
      <text:list xml:id="list6156985150614283722" text:style-name="L2">
        <text:list-item>
          <text:p text:style-name="P10"><text:span text:style-name="Strong_20_Emphasis">Объектно-ориентированное программирование (ООП):</text:span></text:p>
          <text:list>
            <text:list-item>
              <text:p text:style-name="P3">Изучите классы, объекты, наследование, интерфейсы в PHP.</text:p>
            </text:list-item>
          </text:list>
        </text:list-item>
        <text:list-item>
          <text:p text:style-name="P10"><text:span text:style-name="Strong_20_Emphasis">Работа с базами данных:</text:span></text:p>
          <text:list>
            <text:list-item>
              <text:p text:style-name="P3">Познакомьтесь с SQL и его интеграцией в PHP.</text:p>
            </text:list-item>
            <text:list-item>
              <text:p text:style-name="P3">Изучите подключение к базе данных, выполнение запросов, обработку результатов.</text:p>
            </text:list-item>
          </text:list>
        </text:list-item>
        <text:list-item>
          <text:p text:style-name="P10"><text:span text:style-name="Strong_20_Emphasis">Веб-разработка на PHP:</text:span></text:p>
          <text:list>
            <text:list-item>
              <text:p text:style-name="P10">Разберитесь в обработке форм, работе с сессиями и куками.</text:p>
            </text:list-item>
          </text:list>
        </text:list-item>
      </text:list>
      <text:h text:style-name="P15" text:outline-level="3">Проекты и практика:</text:h>
      <text:list xml:id="list4403321226894154791" text:style-name="L3">
        <text:list-item>
          <text:p text:style-name="P11"><text:span text:style-name="Strong_20_Emphasis">Создание проектов:</text:span></text:p>
          <text:list>
            <text:list-item>
              <text:p text:style-name="P4">Начните с небольших проектов (например, простые веб-страницы или блог), чтобы применить знания на практике.</text:p>
            </text:list-item>
          </text:list>
        </text:list-item>
        <text:list-item>
          <text:p text:style-name="P11"><text:span text:style-name="Strong_20_Emphasis">Работа с фреймворками:</text:span></text:p>
          <text:list>
            <text:list-item>
              <text:p text:style-name="P11">Изучите фреймворки, такие как Laravel, Symfony, для более эффективной разработки.</text:p>
            </text:list-item>
          </text:list>
        </text:list-item>
      </text:list>
      <text:h text:style-name="P15" text:outline-level="3">Ресурсы для изучения:</text:h>
      <text:list xml:id="list8342225511447700285" text:style-name="L4">
        <text:list-item>
          <text:p text:style-name="P12"><text:span text:style-name="Strong_20_Emphasis">Онлайн-курсы:</text:span></text:p>
          <text:list>
            <text:list-item>
              <text:p text:style-name="P5">Воспользуйтесь ресурсами, такими как Codecademy, Udemy, Coursera для изучения PHP.</text:p>
            </text:list-item>
          </text:list>
        </text:list-item>
        <text:list-item>
          <text:p text:style-name="P12"><text:span text:style-name="Strong_20_Emphasis">Документация и учебные материалы:</text:span></text:p>
          <text:list>
            <text:list-item>
              <text:p text:style-name="P5">Изучите официальную документацию PHP.</text:p>
            </text:list-item>
            <text:list-item>
              <text:p text:style-name="P5">Используйте учебники, книги и онлайн-ресурсы.</text:p>
            </text:list-item>
          </text:list>
        </text:list-item>
        <text:list-item>
          <text:p text:style-name="P12"><text:soft-page-break/><text:span text:style-name="Strong_20_Emphasis">Сообщества и форумы:</text:span></text:p>
          <text:list>
            <text:list-item>
              <text:p text:style-name="P12">Присоединитесь к сообществам разработчиков на форумах, таких как Stack Overflow, Reddit.</text:p>
            </text:list-item>
          </text:list>
        </text:list-item>
      </text:list>
      <text:h text:style-name="P15" text:outline-level="3">Практика и саморазвитие:</text:h>
      <text:list xml:id="list3093406753468012192" text:style-name="L5">
        <text:list-item>
          <text:p text:style-name="P13"><text:span text:style-name="Strong_20_Emphasis">Создание собственных проектов:</text:span></text:p>
          <text:list>
            <text:list-item>
              <text:p text:style-name="P6">Работайте над личными проектами, чтобы применить изученные навыки и научиться решать реальные задачи.</text:p>
            </text:list-item>
          </text:list>
        </text:list-item>
        <text:list-item>
          <text:p text:style-name="P13"><text:span text:style-name="Strong_20_Emphasis">Развитие навыков:</text:span></text:p>
          <text:list>
            <text:list-item>
              <text:p text:style-name="P13">Постоянно участвуйте в проектах, изучайте новые технологии, следите за последними трендами.</text:p>
            </text:list-item>
          </text:list>
        </text:list-item>
      </text:list>
      <text:h text:style-name="P15" text:outline-level="3">Непрерывное обучение:</text:h>
      <text:list xml:id="list2431150598933813776" text:style-name="L6">
        <text:list-item>
          <text:p text:style-name="P14"><text:span text:style-name="Strong_20_Emphasis">Практика и повторение:</text:span></text:p>
          <text:list>
            <text:list-item>
              <text:p text:style-name="P7">Не забывайте регулярно практиковать, чтобы закрепить полученные знания.</text:p>
            </text:list-item>
          </text:list>
        </text:list-item>
        <text:list-item>
          <text:p text:style-name="P14"><text:span text:style-name="Strong_20_Emphasis">Обратная связь и улучшение:</text:span></text:p>
          <text:list>
            <text:list-item>
              <text:p text:style-name="P7">Получайте обратную связь от других разработчиков, а также изучайте и анализируйте чужой код.</text:p>
            </text:list-item>
          </text:list>
        </text:list-item>
        <text:list-item>
          <text:p text:style-name="P14"><text:span text:style-name="Strong_20_Emphasis">Изучение новых возможностей:</text:span></text:p>
          <text:list>
            <text:list-item>
              <text:p text:style-name="P14">Следите за обновлениями в PHP, изучайте новые функции и инструменты.</text:p>
            </text:list-item>
          </text:list>
        </text:list-item>
      </text:list>
      <text:p text:style-name="P8">Запомните, что практика играет огромную роль в освоении программирования. Чем больше вы практикуете, тем более уверенно будете использовать PHP для своих проек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21:16:01.68</dc:date>
    <meta:document-statistic meta:table-count="0" meta:image-count="0" meta:object-count="0" meta:page-count="2" meta:paragraph-count="42" meta:word-count="299" meta:character-count="2126"/>
    <dc:creator>Dima Wide</dc:creator>
    <meta:user-defined meta:name="Info 1"/>
    <meta:user-defined meta:name="Info 2"/>
    <meta:user-defined meta:name="Info 3"/>
    <meta:user-defined meta:name="Info 4"/>
  </office:meta>
</office:document-meta>
</file>